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indent="0in" style:auto-text-indent="false"/>
    </style:style>
    <style:style style:name="P2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Footer">
      <style:paragraph-properties fo:text-align="end" style:justify-single-word="false"/>
      <style:text-properties fo:language="ro" fo:country="RO"/>
    </style:style>
    <style:style style:name="P5" style:family="paragraph" style:parent-style-name="Footer">
      <style:paragraph-properties fo:text-align="start" style:justify-single-word="false"/>
      <style:text-properties fo:language="ro" fo:country="RO"/>
    </style:style>
    <style:style style:name="P6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7" style:family="paragraph" style:parent-style-name="Text_20_Coperta">
      <style:text-properties officeooo:paragraph-rsid="01374fcc"/>
    </style:style>
    <style:style style:name="P8" style:family="paragraph" style:parent-style-name="Text_20_Coperta">
      <style:text-properties style:use-window-font-color="true" fo:font-size="14pt" style:font-size-asian="14pt" style:font-size-complex="14pt"/>
    </style:style>
    <style:style style:name="P9" style:family="paragraph" style:parent-style-name="_35__20_Anexă">
      <style:text-properties style:font-name="Times New Roman" fo:language="ro" fo:country="RO" fo:font-style="normal" officeooo:rsid="0145700b" officeooo:paragraph-rsid="0145700b" style:font-name-asian="SimSun" style:font-style-asian="normal" style:font-name-complex="Mangal" style:font-style-complex="normal"/>
    </style:style>
    <style:style style:name="P10" style:family="paragraph" style:parent-style-name="Contents_20_5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_5f_TEXT">
      <style:text-properties style:font-name="Times New Roman" fo:font-style="normal" fo:font-weight="normal" officeooo:rsid="014b6bdc" officeooo:paragraph-rsid="014b6bdc" style:font-name-asian="SimSun" style:font-style-asian="normal" style:font-weight-asian="normal" style:font-name-complex="Mangal" style:font-style-complex="normal" style:font-weight-complex="normal"/>
    </style:style>
    <style:style style:name="P12" style:family="paragraph" style:parent-style-name="_31__20_Capitol" style:list-style-name=""/>
    <style:style style:name="P13" style:family="paragraph" style:parent-style-name="_31__20_Capitol">
      <style:text-properties officeooo:rsid="014247e4" officeooo:paragraph-rsid="014247e4"/>
    </style:style>
    <style:style style:name="P14" style:family="paragraph" style:parent-style-name="_31__20_Capitol">
      <style:text-properties officeooo:rsid="01430e1b" officeooo:paragraph-rsid="01430e1b"/>
    </style:style>
    <style:style style:name="P15" style:family="paragraph" style:parent-style-name="_31__20_Capitol">
      <style:text-properties officeooo:rsid="01444f8c" officeooo:paragraph-rsid="01444f8c"/>
    </style:style>
    <style:style style:name="P16" style:family="paragraph" style:parent-style-name="_31__20_Capitol" style:master-page-name="Left_20_Page">
      <style:paragraph-properties style:page-number="1"/>
    </style:style>
    <style:style style:name="P17" style:family="paragraph" style:parent-style-name="Header_20_left">
      <style:text-properties fo:color="#000000" fo:language="ro" fo:country="RO" officeooo:rsid="01498940" officeooo:paragraph-rsid="01498940"/>
    </style:style>
    <style:style style:name="P18" style:family="paragraph" style:parent-style-name="Text_20_Coperta">
      <style:paragraph-properties fo:text-align="end" style:justify-single-word="false"/>
      <style:text-properties officeooo:paragraph-rsid="013ff313"/>
    </style:style>
    <style:style style:name="P19" style:family="paragraph" style:parent-style-name="Text_20_Coperta">
      <style:paragraph-properties fo:text-align="end" style:justify-single-word="false"/>
      <style:text-properties fo:color="#000000" officeooo:rsid="014629e0" officeooo:paragraph-rsid="014629e0"/>
    </style:style>
    <style:style style:name="P20" style:family="paragraph" style:parent-style-name="Text_20_Coperta">
      <style:paragraph-properties fo:text-align="center" style:justify-single-word="false"/>
      <style:text-properties fo:color="#000000" fo:font-size="28pt" fo:font-weight="bold" officeooo:rsid="0147a5b1" officeooo:paragraph-rsid="0147a5b1" style:font-size-asian="28pt" style:font-weight-asian="bold" style:font-size-complex="28pt" style:font-weight-complex="bold"/>
    </style:style>
    <style:style style:name="P21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start" style:justify-single-word="false"/>
    </style:style>
    <style:style style:name="P24" style:family="paragraph" style:parent-style-name="Text_20_Declaratie" style:master-page-name="Cuprins">
      <style:paragraph-properties style:page-number="1"/>
    </style:style>
    <style:style style:name="P2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13ff313"/>
    </style:style>
    <style:style style:name="T2" style:family="text">
      <style:text-properties fo:language="ro" fo:country="RO"/>
    </style:style>
    <style:style style:name="T3" style:family="text">
      <style:text-properties fo:language="ro" fo:country="RO" officeooo:rsid="0012067c"/>
    </style:style>
    <style:style style:name="T4" style:family="text">
      <style:text-properties officeooo:rsid="0012067c"/>
    </style:style>
    <style:style style:name="T5" style:family="text">
      <style:text-properties officeooo:rsid="009fc5b7"/>
    </style:style>
    <style:style style:name="T6" style:family="text">
      <style:text-properties fo:language="en" fo:country="US" officeooo:rsid="0128d4a5"/>
    </style:style>
    <style:style style:name="T7" style:family="text">
      <style:text-properties officeooo:rsid="0140056d"/>
    </style:style>
    <style:style style:name="T8" style:family="text">
      <style:text-properties officeooo:rsid="014629e0"/>
    </style:style>
    <style:style style:name="T9" style:family="text">
      <style:text-properties officeooo:rsid="0023b43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1033d38" style:font-size-asian="11pt" style:font-size-complex="11pt"/>
    </style:style>
    <style:style style:name="T12" style:family="text">
      <style:text-properties officeooo:rsid="014d177f"/>
    </style:style>
    <style:style style:name="T13" style:family="text">
      <style:text-properties officeooo:rsid="014f848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1"><text:span text:style-name="T2">UNIVERSITATEA TEHNICĂ „Gheorghe Asachi” </text:span><text:span text:style-name="T3">din</text:span><text:span text:style-name="T2"> IAȘI</text:span></text:p>
      <text:p text:style-name="P8">FACULTATEA DE <text:span text:style-name="T4">AUTOMATICĂ ȘI CALCULATOARE</text:span></text:p>
      <text:p text:style-name="P8">DOMENIUL: <text:span text:style-name="T7">Calculatoare și tehnologia informației</text:span></text:p>
      <text:p text:style-name="P8">SPECIALIZAREA:<text:span text:style-name="T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20">iMPACtViewer</text:p>
      <text:p text:style-name="Text_20_Coperta"/>
      <text:p text:style-name="P6">Proiect la disciplina</text:p>
      <text:p text:style-name="P6"><text:span text:style-name="T8">Ingineria programării </text:span>(<text:span text:style-name="T8">IP</text:span>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7"/>
      <text:p text:style-name="P18"><text:span text:style-name="T1">Studenți</text:span></text:p>
      <text:p text:style-name="P19"><text:span text:style-name="T9">P</text:span>aul-Cristian Brînză</text:p>
      <text:p text:style-name="P19">Andrei-Iulius Covaș</text:p>
      <text:p text:style-name="P19">Mircea-Constantin Dobreanu</text:p>
      <text:p text:style-name="P24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5"><text:a xlink:type="simple" xlink:href="#__RefHeading__5011_1794362497" text:style-name="Index_20_Link" text:visited-style-name="Index_20_Link">Capitolul 1. <text:s text:c="2"/>Specificarea cerințelor (SRS)</text:a><text:tab/>1</text:p>
          <text:p text:style-name="P25"><text:a xlink:type="simple" xlink:href="#__RefHeading___Toc1168_1023709703" text:style-name="Index_20_Link" text:visited-style-name="Index_20_Link">Capitolul 2. <text:s text:c="2"/>Proiectarea aplicației (șablon, UML)</text:a><text:tab/>2</text:p>
          <text:p text:style-name="P25"><text:a xlink:type="simple" xlink:href="#__RefHeading___Toc1170_1023709703" text:style-name="Index_20_Link" text:visited-style-name="Index_20_Link">Capitolul 3. <text:s text:c="2"/>Utilizarea aplicației (Modul de utilizare; help)</text:a><text:tab/>3</text:p>
          <text:p text:style-name="P25"><text:a xlink:type="simple" xlink:href="#__RefHeading___Toc1172_1023709703" text:style-name="Index_20_Link" text:visited-style-name="Index_20_Link">Capitolul 4. <text:s text:c="2"/>Exemple de rulări</text:a><text:tab/>4</text:p>
          <text:p text:style-name="P25"><text:a xlink:type="simple" xlink:href="#__RefHeading__6326_59671573" text:style-name="Index_20_Link" text:visited-style-name="Index_20_Link"><text:s/>Anexe.</text:a><text:tab/>5</text:p>
          <text:p text:style-name="P10"><text:a xlink:type="simple" xlink:href="#__RefHeading___Toc1174_1023709703" text:style-name="Index_20_Link" text:visited-style-name="Index_20_Link">Anexa 1. <text:s text:c="2"/>Fragmente semnificative ale codului sursă</text:a><text:tab/>5</text:p>
        </text:index-body>
      </text:table-of-content>
      <text:p text:style-name="_5f_TEXT"/>
      <text:h text:style-name="P16" text:outline-level="1"><text:bookmark-start text:name="__RefHeading__5011_1794362497"/>Specificarea cerințelor (SRS)<text:bookmark-end text:name="__RefHeading__5011_1794362497"/></text:h>
      <text:p text:style-name="_5f_TEXT"/>
      <text:h text:style-name="P13" text:outline-level="1"><text:bookmark-start text:name="__RefHeading___Toc1168_1023709703"/>Proiectarea aplicației (șablon, UML)<text:bookmark-end text:name="__RefHeading___Toc1168_1023709703"/></text:h>
      <text:p text:style-name="P11">În proiectarea aplicației am folosit șablonul Model View Presenter fiindcă <text:span text:style-name="T13">MOTIVE MOTIVE MOTIVE</text:span></text:p>
      <text:h text:style-name="P14" text:outline-level="1"><text:bookmark-start text:name="__RefHeading___Toc1170_1023709703"/>Utilizarea aplicației (Modul de utilizare; help)<text:bookmark-end text:name="__RefHeading___Toc1170_1023709703"/></text:h>
      <text:h text:style-name="P15" text:outline-level="1"><text:bookmark-start text:name="__RefHeading___Toc1172_1023709703"/>Exemple de rulări<text:bookmark-end text:name="__RefHeading___Toc1172_1023709703"/></text:h>
      <text:h text:style-name="P12" text:outline-level="1"><text:bookmark-start text:name="__RefHeading__6326_59671573"/><text:span text:style-name="T5">A</text:span>nexe<text:span text:style-name="T6">.</text:span><text:bookmark-end text:name="__RefHeading__6326_59671573"/></text:h>
      <text:h text:style-name="P9" text:outline-level="5"><text:bookmark-start text:name="__RefHeading___Toc1174_1023709703"/>Fragmente semnificative ale codului sursă<text:bookmark-end text:name="__RefHeading___Toc1174_10237097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loext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loext:contextual-spacing="false" fo:text-indent="0in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loext:contextual-spacing="false" fo:line-height="100%" fo:text-indent="0in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in" fo:margin-bottom="0in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loext:contextual-spacing="false" fo:text-indent="0in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loext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loext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loext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loext:contextual-spacing="false" fo:text-indent="0in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loext:contextual-spacing="false" fo:text-indent="-0.25in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loext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loext:contextual-spacing="false" fo:text-indent="0.5in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loext:contextual-spacing="false" fo:text-indent="0in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loext:contextual-spacing="false" fo:text-indent="0in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loext:contextual-spacing="false" fo:text-indent="0in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98940" officeooo:paragraph-rsid="01498940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 fo:text-align="start" style:justify-single-word="false"/>
    </style:style>
    <style:style style:name="MT1" style:family="text">
      <style:text-properties officeooo:rsid="014d177f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9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P</text:span><text:span text:style-name="MT3">aul-Cristian Brînză, Andrei-Iulius Covaș, Mircea-Constantin Dobreanu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>
      <style:header>
        <text:p text:style-name="Header"/>
      </style:header>
    </style:master-page>
    <style:master-page style:name="Right_20_Page" style:display-name="Right Page" style:page-layout-name="Mpm9" style:next-style-name="Left_20_Page">
      <style:footer>
        <text:p text:style-name="MP6"><text:page-number text:select-page="current">4</text:page-number></text:p>
      </style:footer>
    </style:master-page>
    <style:master-page style:name="Left_20_Page" style:display-name="Left Page" style:page-layout-name="Mpm10" style:next-style-name="Right_20_Page">
      <style:footer>
        <text:p text:style-name="MP7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0.3.2$Windows_X86_64 LibreOffice_project/8f48d515416608e3a835360314dac7e47fd0b821</meta:generator>
    <meta:editing-duration>P5DT10H10M13S</meta:editing-duration>
    <meta:editing-cycles>270</meta:editing-cycles>
    <dc:date>2019-05-26T14:44:41.841000000</dc:date>
    <meta:print-date>2014-05-05T17:43:31.734000000</meta:print-date>
    <meta:document-statistic meta:table-count="0" meta:image-count="0" meta:object-count="0" meta:page-count="8" meta:paragraph-count="32" meta:word-count="129" meta:character-count="995" meta:non-whitespace-character-count="886"/>
  </office:meta>
</office:document-meta>
</file>